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48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4"/>
    <style:style style:name="ce4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4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4"/>
    <style:style style:name="ce6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4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4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0" table:default-cell-style-name="ce1"/>
        <table:table-column table:style-name="co10" table:number-columns-repeated="3" table:default-cell-style-name="ce10"/>
        <table:table-column table:style-name="co10" table:default-cell-style-name="ce12"/>
        <table:table-column table:style-name="co10" table:number-columns-repeated="16379" table:default-cell-style-name="ce10"/>
        <table:table-row table:style-name="ro3">
          <table:table-cell table:style-name="ce26" office:value-type="string" calcext:value-type="string">
            <text:p>DATA</text:p>
          </table:table-cell>
          <table:table-cell table:style-name="ce28" office:value-type="string" calcext:value-type="string">
            <text:p>ARTIGO</text:p>
          </table:table-cell>
          <table:table-cell table:style-name="ce28" office:value-type="string" calcext:value-type="string">
            <text:p>MAQUINA</text:p>
          </table:table-cell>
          <table:table-cell table:style-name="ce28" office:value-type="string" calcext:value-type="string">
            <text:p>PESO</text:p>
          </table:table-cell>
          <table:table-cell table:style-name="ce31" office:value-type="string" calcext:value-type="string">
            <text:p>METRAGEM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3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3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0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.350,03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0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.562,20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.192,31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.144,00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.510,80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.239,62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.189,20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,0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.460,43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.814,0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.892,64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.063,6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0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.025,18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.658,20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.045,50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.605,00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.099,75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.099,75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.644,80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.237,2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.422,0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.020,0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.552,4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.266,9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.251,2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.461,0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.370,69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.415,85</text:p>
          </table:table-cell>
          <table:table-cell table:number-columns-repeated="16379"/>
        </table:table-row>
        <table:table-row table:style-name="ro3" table:number-rows-repeated="10480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2" table:default-cell-style-name="ce54"/>
        <table:table-column table:style-name="co5" table:default-cell-style-name="ce54"/>
        <table:table-column table:style-name="co6" table:number-columns-repeated="16379" table:default-cell-style-name="ce54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ARTIGO</text:p>
          </table:table-cell>
          <table:table-cell table:style-name="ce55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ÓS18</text:p>
          </table:table-cell>
          <table:table-cell table:style-name="ce55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ARCEL 40</text:p>
          </table:table-cell>
          <table:table-cell table:style-name="ce55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BELLES 15</text:p>
          </table:table-cell>
          <table:table-cell table:style-name="ce55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MONE</text:p>
          </table:table-cell>
          <table:table-cell table:style-name="ce55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BELLES 24</text:p>
          </table:table-cell>
          <table:table-cell table:style-name="ce55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BALI 16</text:p>
          </table:table-cell>
          <table:table-cell table:style-name="ce55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URITI 10</text:p>
          </table:table-cell>
          <table:table-cell table:style-name="ce55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URITI 14</text:p>
          </table:table-cell>
          <table:table-cell table:style-name="ce55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STILED 10</text:p>
          </table:table-cell>
          <table:table-cell table:style-name="ce55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ILED 13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ILED 18</text:p>
          </table:table-cell>
          <table:table-cell table:style-name="ce55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ETIM</text:p>
          </table:table-cell>
          <table:table-cell table:style-name="ce55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TIRA CANAL</text:p>
          </table:table-cell>
          <table:table-cell table:style-name="ce55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RIPE</text:p>
          </table:table-cell>
          <table:table-cell table:style-name="ce55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08 LYCRA</text:p>
          </table:table-cell>
          <table:table-cell table:style-name="ce55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06 LYCRA</text:p>
          </table:table-cell>
          <table:table-cell table:style-name="ce55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float" office:value="1653" calcext:value-type="float">
            <text:p>1653</text:p>
          </table:table-cell>
          <table:table-cell table:style-name="ce55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TURIN</text:p>
          </table:table-cell>
          <table:table-cell table:style-name="ce55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HEYNNET</text:p>
          </table:table-cell>
          <table:table-cell table:style-name="ce55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NEW CONFORT</text:p>
          </table:table-cell>
          <table:table-cell table:style-name="ce55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2" table:number-columns-repeated="2" table:default-cell-style-name="ce54"/>
        <table:table-column table:style-name="co7" table:default-cell-style-name="ce54"/>
        <table:table-column table:style-name="co8" table:default-cell-style-name="ce54"/>
        <table:table-column table:style-name="co9" table:number-columns-repeated="7" table:default-cell-style-name="ce54"/>
        <table:table-column table:style-name="co6" table:number-columns-repeated="16373" table:default-cell-style-name="ce54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KO</text:p>
          </table:table-cell>
          <table:table-cell table:style-name="ce56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NVDA</text:p>
          </table:table-cell>
          <table:table-cell table:style-name="ce56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FRCB</text:p>
          </table:table-cell>
          <table:table-cell table:style-name="ce56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MMM</text:p>
          </table:table-cell>
          <table:table-cell table:style-name="ce56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PBR</text:p>
          </table:table-cell>
          <table:table-cell table:style-name="ce56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ELMD</text:p>
          </table:table-cell>
          <table:table-cell table:style-name="ce56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TAG</text:p>
          </table:table-cell>
          <table:table-cell table:style-name="ce56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HBI</text:p>
          </table:table-cell>
          <table:table-cell table:style-name="ce56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O</text:p>
          </table:table-cell>
          <table:table-cell table:style-name="ce56"/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ALNT</text:p>
          </table:table-cell>
          <table:table-cell table:style-name="ce56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57"/>
          <table:table-cell table:style-name="ce59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NTER</text:p>
          </table:table-cell>
          <table:table-cell table:style-name="ce60" office:value-type="currency" office:currency="BRL" office:value="567.66" calcext:value-type="currency">
            <text:p>R$ 567,66</text:p>
          </table:table-cell>
          <table:table-cell table:style-name="ce63" office:value-type="currency" office:currency="BRL" office:value="180" calcext:value-type="currency">
            <text:p>R$ 180,00</text:p>
          </table:table-cell>
          <table:table-cell table:style-name="ce65" office:value-type="currency" office:currency="BRL" office:value="90" calcext:value-type="currency">
            <text:p>R$ 90,00</text:p>
          </table:table-cell>
          <table:table-cell table:style-name="ce67" office:value-type="currency" office:currency="BRL" office:value="90" calcext:value-type="currency">
            <text:p>R$ 90,00</text:p>
          </table:table-cell>
          <table:table-cell table:style-name="ce69" office:value-type="currency" office:currency="BRL" office:value="14.75" calcext:value-type="currency">
            <text:p>R$ 14,75</text:p>
          </table:table-cell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C6 BANK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300" calcext:value-type="currency">
            <text:p>R$ 300,00</text:p>
          </table:table-cell>
          <table:table-cell table:style-name="ce65"/>
          <table:table-cell table:style-name="ce67"/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PICPAY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169.33" calcext:value-type="currency">
            <text:p>R$ 169,33</text:p>
          </table:table-cell>
          <table:table-cell table:style-name="ce65" office:value-type="currency" office:currency="BRL" office:value="167.94" calcext:value-type="currency">
            <text:p>R$ 167,94</text:p>
          </table:table-cell>
          <table:table-cell table:style-name="ce67" office:value-type="currency" office:currency="BRL" office:value="85" calcext:value-type="currency">
            <text:p>R$ 85,00</text:p>
          </table:table-cell>
          <table:table-cell table:style-name="ce69" office:value-type="currency" office:currency="BRL" office:value="85" calcext:value-type="currency">
            <text:p>R$ 85,00</text:p>
          </table:table-cell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NUBANK</text:p>
          </table:table-cell>
          <table:table-cell table:style-name="ce60" office:value-type="currency" office:currency="BRL" office:value="139.54" calcext:value-type="currency">
            <text:p>R$ 139,54</text:p>
          </table:table-cell>
          <table:table-cell table:style-name="ce63" office:value-type="currency" office:currency="BRL" office:value="175.43" calcext:value-type="currency">
            <text:p>R$ 175,43</text:p>
          </table:table-cell>
          <table:table-cell table:style-name="ce65" office:value-type="currency" office:currency="BRL" office:value="175.43" calcext:value-type="currency">
            <text:p>R$ 175,43</text:p>
          </table:table-cell>
          <table:table-cell table:style-name="ce67" office:value-type="currency" office:currency="BRL" office:value="35.9" calcext:value-type="currency">
            <text:p>R$ 35,90</text:p>
          </table:table-cell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TAU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/>
          <table:table-cell table:style-name="ce65"/>
          <table:table-cell table:style-name="ce67"/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MERCADO P</text:p>
          </table:table-cell>
          <table:table-cell table:style-name="ce60" office:value-type="currency" office:currency="BRL" office:value="1085.44" calcext:value-type="currency">
            <text:p>R$ 1.085,44</text:p>
          </table:table-cell>
          <table:table-cell table:style-name="ce63" office:value-type="currency" office:currency="BRL" office:value="200" calcext:value-type="currency">
            <text:p>R$ 200,00</text:p>
          </table:table-cell>
          <table:table-cell table:style-name="ce65"/>
          <table:table-cell table:style-name="ce67"/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3"/>
          <table:table-cell table:style-name="ce61" table:formula="of:=SUM([.D16:.D21])" office:value-type="currency" office:currency="BRL" office:value="1792.64" calcext:value-type="currency">
            <text:p>R$ 1.792,64</text:p>
          </table:table-cell>
          <table:table-cell table:style-name="ce61" table:formula="of:=SUM([.E16:.E21])" office:value-type="currency" office:currency="BRL" office:value="1024.76" calcext:value-type="currency">
            <text:p>R$ 1.024,76</text:p>
          </table:table-cell>
          <table:table-cell table:style-name="ce61" table:formula="of:=SUM([.F16:.F21])" office:value-type="currency" office:currency="BRL" office:value="433.37" calcext:value-type="currency">
            <text:p>R$ 433,37</text:p>
          </table:table-cell>
          <table:table-cell table:style-name="ce61" table:formula="of:=SUM([.G16:.G21])" office:value-type="currency" office:currency="BRL" office:value="210.9" calcext:value-type="currency">
            <text:p>R$ 210,90</text:p>
          </table:table-cell>
          <table:table-cell table:style-name="ce61" table:formula="of:=SUM([.H16:.H21])" office:value-type="currency" office:currency="BRL" office:value="99.75" calcext:value-type="currency">
            <text:p>R$ 99,75</text:p>
          </table:table-cell>
          <table:table-cell table:style-name="ce61" table:formula="of:=SUM([.I16:.I21])" office:value-type="currency" office:currency="BRL" office:value="0" calcext:value-type="currency">
            <text:p>R$ 0,00</text:p>
          </table:table-cell>
          <table:table-cell table:style-name="ce61" table:formula="of:=SUM([.J16:.J21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office:forms form:automatic-focus="false" form:apply-design-mode="false"/>
        <table:table-column table:style-name="co9" table:default-cell-style-name="Default"/>
        <table:table-column table:style-name="co9" table:default-cell-style-name="ce74"/>
        <table:table-column table:style-name="co9" table:default-cell-style-name="ce75"/>
        <table:table-column table:style-name="co9" table:default-cell-style-name="Default"/>
        <table:table-row table:style-name="ro4">
          <table:table-cell/>
          <table:table-cell office:value-type="string" calcext:value-type="string">
            <text:p>PRODUTO</text:p>
          </table:table-cell>
          <table:table-cell table:style-name="ce74" office:value-type="string" calcext:value-type="string">
            <text:p>VALO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4">
          <table:table-cell/>
          <table:table-cell table:style-name="Default" table:number-columns-repeated="2"/>
          <table:table-cell table:style-name="ce76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5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04T10:35:40.584000000</dc:date>
    <meta:editing-cycles>113</meta:editing-cycles>
    <meta:editing-duration>P2DT7H1M18S</meta:editing-duration>
    <meta:document-statistic meta:table-count="4" meta:cell-count="2669" meta:object-count="0"/>
  </office:meta>
</office:document-meta>
</file>